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ee455" officeooo:paragraph-rsid="001ee455"/>
    </style:style>
    <style:style style:name="P2" style:family="paragraph" style:parent-style-name="Text_20_body">
      <style:paragraph-properties fo:text-align="start" style:justify-single-word="false"/>
      <style:text-properties officeooo:rsid="00207d61" officeooo:paragraph-rsid="00207d61"/>
    </style:style>
    <style:style style:name="P3" style:family="paragraph" style:parent-style-name="Text_20_body">
      <style:paragraph-properties fo:text-align="start" style:justify-single-word="false"/>
      <style:text-properties officeooo:rsid="00222a65" officeooo:paragraph-rsid="00222a65"/>
    </style:style>
    <style:style style:name="P4" style:family="paragraph" style:parent-style-name="Text_20_body">
      <style:paragraph-properties fo:text-align="start" style:justify-single-word="false"/>
      <style:text-properties officeooo:rsid="0024239a" officeooo:paragraph-rsid="0024239a"/>
    </style:style>
    <style:style style:name="P5" style:family="paragraph" style:parent-style-name="Text_20_body">
      <style:paragraph-properties fo:text-align="start" style:justify-single-word="false"/>
      <style:text-properties officeooo:rsid="002546bb" officeooo:paragraph-rsid="002546bb"/>
    </style:style>
    <style:style style:name="P6" style:family="paragraph" style:parent-style-name="Text_20_body">
      <style:paragraph-properties fo:text-align="start" style:justify-single-word="false"/>
      <style:text-properties officeooo:rsid="0025587f" officeooo:paragraph-rsid="0025587f"/>
    </style:style>
    <style:style style:name="P7" style:family="paragraph" style:parent-style-name="Text_20_body">
      <style:paragraph-properties fo:text-align="start" style:justify-single-word="false"/>
      <style:text-properties officeooo:rsid="00269f40" officeooo:paragraph-rsid="00269f40"/>
    </style:style>
    <style:style style:name="P8" style:family="paragraph" style:parent-style-name="Text_20_body">
      <style:paragraph-properties fo:text-align="start" style:justify-single-word="false"/>
      <style:text-properties officeooo:rsid="0026e1cf" officeooo:paragraph-rsid="0026e1cf"/>
    </style:style>
    <style:style style:name="P9" style:family="paragraph" style:parent-style-name="Heading_20_1">
      <style:paragraph-properties fo:text-align="center" style:justify-single-word="false"/>
      <style:text-properties officeooo:rsid="001ee455" officeooo:paragraph-rsid="001ee455"/>
    </style:style>
    <style:style style:name="T1" style:family="text">
      <style:text-properties officeooo:rsid="00207d61"/>
    </style:style>
    <style:style style:name="T2" style:family="text">
      <style:text-properties officeooo:rsid="00222a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587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EZIONE 3</text:h>
      <text:p text:style-name="P1">Ci eravamo fermati con le tecnologie che riguardavano la image-video forensics.</text:p>
      <text:p text:style-name="P1">Deepfake oggi, immagini/ideo create tramite applicazioni di inteliggenza artificiale, questi prodotti sono di alta qualità e riescono a ricreare quasi perfettamente le faccie, modificare I tratti somatici, etc…</text:p>
      <text:p text:style-name="P1"><text:s/><text:span text:style-name="T1">accenneremo anche alla steganografia che si occupa di occultare dati all’interno di qualcosa.</text:span></text:p>
      <text:p text:style-name="P2">Valgono gli stessi principi della digital forensics <text:span text:style-name="T2">per la image forensics(preservazione,acquisizione inegra e ripetibile,etc…)</text:span></text:p>
      <text:p text:style-name="P3">essendo una disciplina abbastanza nuova viene spesso sottovalutata</text:p>
      <text:p text:style-name="P4">aging e riconoscimento per modellare le persone in un tempo passato o futuro(solitamente passato per le ricostruzioni e le identificazioni)</text:p>
      <text:p text:style-name="P4"/>
      <text:p text:style-name="P5">per alibi si intende la presenza documentata dell’imputato da un’altra parte a dove è avvenuto il delitto. Dimostrano come l’indiziato si trovava in un luogo diverso e , teoricamente, non lo può avere fatto lui.</text:p>
      <text:p text:style-name="P5">Alibi accertato da più testimoni = alibi di ferro = imputato assolto quasi totalmente</text:p>
      <text:p text:style-name="P5">Alibi vs giustificazione</text:p>
      <text:p text:style-name="P5">L’alibi è una allegazione difensiva. Nel nostro ordinamento da un punto <text:s/>di vista della ricostruzione/verità processuali, per arrivare ad una condanna, la ricostruzione delle prove deve portare ad un ragionamento induttivo logico-deduttivo, tale che la colpevolezza deve essere assunta senza <text:span text:style-name="T3">ogni ragionevole dubbio. </text:span><text:span text:style-name="T5">Ideale per la difesa è che non si arrivi al punto di certezza assoluto, quindi istigando dubbi che facciano deviare la sentenza.</text:span></text:p>
      <text:p text:style-name="P6"><text:span text:style-name="T4">l’assenza di alibi ovviamente non implica la colpevolezza, il fallimento dell’alibi diventa una garante, cioè può essere utilizzato come nuovo indizio a carico dell’indiziato.</text:span></text:p>
      <text:p text:style-name="P6"><text:span text:style-name="T4">Indagato o complice?</text:span></text:p>
      <text:p text:style-name="P6"><text:span text:style-name="T4">Esistono degli automatismi che creano evidenze di alibi.</text:span></text:p>
      <text:p text:style-name="P7"><text:span text:style-name="T4">Caso garlasco famoso, il ragazzo doveva fare la tesi, la copia è stata fatta non osservando le best practices</text:span></text:p>
      <text:p text:style-name="P7"><text:span text:style-name="T4"/></text:p>
      <text:p text:style-name="P8"><text:span text:style-name="T4">il problema che ci poniamo è come analizzare un alibi informatico, come generarlo, come controllare che sia falso, etc… nella prossima le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8:39:47.274522074</meta:creation-date>
    <dc:date>2020-03-17T10:54:47.522695443</dc:date>
    <meta:editing-duration>PT19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89" meta:character-count="1991" meta:non-whitespace-character-count="1716"/>
  </office:meta>
</office:document-meta>
</file>